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2.689cm" table:align="center" style:shadow="none"/>
    </style:style>
    <style:style style:name="Table1.A" style:family="table-column">
      <style:table-column-properties style:column-width="4.23cm"/>
    </style:style>
    <style:style style:name="Table1.A1" style:family="table-cell">
      <style:table-cell-properties fo:background-color="transparent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1.B1" style:family="table-cell" style:data-style-name="N0">
      <style:table-cell-properties fo:background-color="transparent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1.C1" style:family="table-cell">
      <style:table-cell-properties fo:background-color="transparent" fo:padding="0.097cm" fo:border="0.018cm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1.B2" style:family="table-cell" style:data-style-name="N0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1.C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/>
    </style:style>
    <style:style style:name="T5" style:family="text">
      <style:text-properties style:font-size-asian="12pt"/>
    </style:style>
    <style:style style:name="T6" style:family="text">
      <style:text-properties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LECTING ONE MILLION SONGS</text:p>
      <text:p text:style-name="P1"/>
      <text:p text:style-name="P6">prepared by T. Bertin-Mahieux</text:p>
      <text:p text:style-name="P6">tb2332@columbia.edu</text:p>
      <text:p text:style-name="P6">May 2010</text:p>
      <text:p text:style-name="P5"/>
      <text:p text:style-name="P3">GOAL</text:p>
      <text:p text:style-name="P2"/>
      <text:p text:style-name="P2">Select one million songs to create a dataset made of Echo Nest features and some additional metadata (tags, genres, ...). Current discussion: how to select these songs? Obvious methods:</text:p>
      <text:list xml:id="list1776995431" text:style-name="L1">
        <text:list-item>
          <text:p text:style-name="P10">random (from Echo Nest data)</text:p>
        </text:list-item>
        <text:list-item>
          <text:p text:style-name="P10">most popular from some source (iTunes? LastFM?)</text:p>
        </text:list-item>
        <text:list-item>
          <text:p text:style-name="P10">mixture of sources (more details below)</text:p>
        </text:list-item>
      </text:list>
      <text:p text:style-name="P2"/>
      <text:p text:style-name="P7">How to select the songs: random / one source / mixture of sources?</text:p>
      <text:p text:style-name="P2">Third case, what other task can we foresee, and what data would it require?</text:p>
      <text:p text:style-name="P2">More specific consideration, do we publish multi tracks per song? For instance, album + concert recording?</text:p>
      <text:p text:style-name="P2"/>
      <text:p text:style-name="P3">SOME NUMBERS</text:p>
      <text:p text:style-name="P2"/>
      <text:p text:style-name="P2">Here are a few stats to help the discussion.</text:p>
      <text:p text:style-name="P2"/>
      <text:p text:style-name="P2">Number of musicbrainz tracks<text:tab/>9,413,097</text:p>
      <text:p text:style-name="P2">Number of musicbrainz albums<text:tab/> <text:s text:c="2"/>804,171</text:p>
      <text:p text:style-name="P2">Number of musicbrainz artists<text:tab/> <text:s text:c="2"/>539,383</text:p>
      <text:p text:style-name="P2"/>
      <text:p text:style-name="P2">Number of Pandora tracks<text:tab/><text:tab/> <text:s text:c="2"/>700,000<text:tab/><text:span text:style-name="T1">(March 2010, according to Wikipedia)</text:span></text:p>
      <text:p text:style-name="P2"/>
      <text:p text:style-name="P2">Number of LastFM tracks<text:tab/><text:tab/>3,500,000 <text:s text:c="3"/><text:tab/><text:span text:style-name="T1">(reported in 2008)</text:span></text:p>
      <text:p text:style-name="P2"/>
      <text:p text:style-name="P2">Percentage of artists with actual tracks on EN<text:tab/>33%<text:tab/><text:span text:style-name="T1">(based on a sample of 200K artists)</text:span></text:p>
      <text:p text:style-name="P11"/>
      <text:p text:style-name="P11"/>
      <text:p text:style-name="P8">MIXTURE OF SOURCES</text:p>
      <text:p text:style-name="P7"/>
      <text:p text:style-name="P7">The goal is to be ready for a wide-variety of applications. Problem is, we are far from reaching a million songs! Look at the numbers in bold, and remember that they are overlapping.</text:p>
      <text:p text:style-name="P7"/>
      <text:list xml:id="list1733513520" text:style-name="L2">
        <text:list-item>
          <text:list>
            <text:list-item>
              <text:p text:style-name="P13">Billboard charts</text:p>
              <text:p text:style-name="P13">currently 6 main genre charts, 50 songs per chart. If a song stays 10 weeks on the chart (fake number), since 1960, it's approx. <text:span text:style-name="T2">75,000 songs</text:span>.</text:p>
              <text:p text:style-name="P13">Useful for year prediction, hit prediction and genre prediction.</text:p>
              <text:p text:style-name="P13"/>
            </text:list-item>
            <text:list-item>
              <text:p text:style-name="P13">Full albums / full discographies</text:p>
              <text:p text:style-name="P13">If we select a top 1000 artists, if each has 5 albums, if each album has 12 songs, it represents approx. <text:span text:style-name="T2">60,000 songs</text:span>.</text:p>
              <text:p text:style-name="P13">Useful for artist prediction and producer effect.</text:p>
              <text:p text:style-name="P13"/>
            </text:list-item>
            <text:list-item>
              <text:p text:style-name="P13"><text:soft-page-break/>Covers</text:p>
              <text:p text:style-name="P13">Difficult to find a number, would need to parse Echo Nest data. Or has an external source. Would be amazing to have <text:span text:style-name="T2">50,000 covers</text:span>.</text:p>
              <text:p text:style-name="P13">Useful for cover recognition.</text:p>
              <text:p text:style-name="P13"/>
            </text:list-item>
            <text:list-item>
              <text:p text:style-name="P13">Tags</text:p>
              <text:p text:style-name="P13">Select 200 tags (most popular from lastFM?), make sure we have 200 tracks well tagged with it, that means approx. <text:span text:style-name="T2">40,000</text:span> <text:span text:style-name="T2">songs</text:span>.</text:p>
              <text:p text:style-name="P13">Useful for tag recognition.</text:p>
            </text:list-item>
          </text:list>
        </text:list-item>
      </text:list>
      <text:p text:style-name="P7"/>
      <text:list xml:id="list913722426" text:continue-numbering="true" text:style-name="L2">
        <text:list-item>
          <text:list>
            <text:list-item>
              <text:p text:style-name="P13">Geographic data</text:p>
              <text:p text:style-name="P13">Selecting 10 'exotic' world regions (non western music: African country, India, China, …) and make sure we have 100 artists per region, with 10 songs each, total: <text:span text:style-name="T2">10,000</text:span><text:span text:style-name="T3"> </text:span><text:span text:style-name="T2">songs</text:span><text:span text:style-name="T3">.</text:span></text:p>
              <text:p text:style-name="P13">Useful for geographic localization.</text:p>
              <text:p text:style-name="P13"/>
            </text:list-item>
            <text:list-item>
              <text:p text:style-name="P13">Other datasets</text:p>
              <text:p text:style-name="P13">Having data for known datasets like CAL500 and Magnatagatune. Approx. <text:span text:style-name="T2">30,000 songs</text:span>.</text:p>
              <text:p text:style-name="P13"/>
            </text:list-item>
            <text:list-item>
              <text:p text:style-name="P13">Classical music</text:p>
              <text:p text:style-name="P13">Not represented in any previous category. Not sure of what Echo Nest have, but we could select <text:span text:style-name="T2">20,000 songs</text:span>.</text:p>
              <text:p text:style-name="P13">Useful for making the dataset more realistic in some ways + genre recognition.</text:p>
              <text:p text:style-name="P13"/>
            </text:list-item>
            <text:list-item>
              <text:p text:style-name="P13">More difficult info to get / spot</text:p>
              <text:p text:style-name="P13">Same producer, live vs non live recordings, titles that fit certain semantic concepts, solos songs, wide range of meter and tempo, user localization info, tags from blogs instead of LastFM</text:p>
              <text:p text:style-name="P13">Probably no new songs, but need to spot and label existing ones.</text:p>
            </text:list-item>
          </text:list>
        </text:list-item>
      </text:list>
      <text:p text:style-name="P7"/>
      <text:list xml:id="list1734827587" text:continue-numbering="true" text:style-name="L2">
        <text:list-item>
          <text:list>
            <text:list-item>
              <text:p text:style-name="P13">Multiple tracks per song</text:p>
              <text:p text:style-name="P13">Select 1000 artists, 20 songs per artist, release 5 versions of each songs, approx. <text:span text:style-name="T2">100,000 non overlapping songs</text:span>.</text:p>
              <text:p text:style-name="P13">Would create overrepresented songs in the dataset.</text:p>
              <text:p text:style-name="P13">Useful for measuring track variability. Could help cover recognition.</text:p>
            </text:list-item>
          </text:list>
        </text:list-item>
      </text:list>
      <text:p text:style-name="P7"/>
      <text:p text:style-name="P7">Summary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Billboards</text:p>
          </table:table-cell>
          <table:table-cell table:style-name="Table1.B1" office:value-type="float" office:value="75000">
            <text:p text:style-name="P15">75000</text:p>
          </table:table-cell>
          <table:table-cell table:style-name="Table1.C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Full albums</text:p>
          </table:table-cell>
          <table:table-cell table:style-name="Table1.B2" office:value-type="float" office:value="60000">
            <text:p text:style-name="P15">60000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Covers</text:p>
          </table:table-cell>
          <table:table-cell table:style-name="Table1.B2" office:value-type="float" office:value="50000">
            <text:p text:style-name="P15">50000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Tags</text:p>
          </table:table-cell>
          <table:table-cell table:style-name="Table1.B2" office:value-type="float" office:value="40000">
            <text:p text:style-name="P15">40000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Geographic</text:p>
          </table:table-cell>
          <table:table-cell table:style-name="Table1.B2" office:value-type="float" office:value="10000">
            <text:p text:style-name="P15">10000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Other datasets</text:p>
          </table:table-cell>
          <table:table-cell table:style-name="Table1.B2" office:value-type="float" office:value="30000">
            <text:p text:style-name="P15">30000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Classical</text:p>
          </table:table-cell>
          <table:table-cell table:style-name="Table1.B2" office:value-type="float" office:value="20000">
            <text:p text:style-name="P15">20000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Multiple tracks</text:p>
          </table:table-cell>
          <table:table-cell table:style-name="Table1.B2" office:value-type="float" office:value="100000">
            <text:p text:style-name="P15">100000</text:p>
          </table:table-cell>
          <table:table-cell table:style-name="Table1.C2" office:value-type="string">
            <text:p text:style-name="P15">Non overlapping</text:p>
          </table:table-cell>
        </table:table-row>
      </table:table>
      <text:p text:style-name="P7"/>
      <text:p text:style-name="P7">The above numbers suggest that we would have to fill the dataset with random so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erry </meta:initial-creator>
    <meta:creation-date>2010-05-03T15:57:17</meta:creation-date>
    <dc:date>2010-05-04T12:40:08</dc:date>
    <dc:creator>Thierry </dc:creator>
    <meta:editing-duration>PT02H11M58S</meta:editing-duration>
    <meta:editing-cycles>50</meta:editing-cycles>
    <meta:generator>OpenOffice.org/3.1$Linux OpenOffice.org_project/310m19$Build-9420</meta:generator>
    <meta:document-statistic meta:table-count="1" meta:image-count="0" meta:object-count="0" meta:page-count="2" meta:paragraph-count="68" meta:word-count="564" meta:character-count="3288"/>
  </office:meta>
</office:document-meta>
</file>